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48.8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12282240763307" calcext:value-type="float">
            <text:p>0.006122822407633</text:p>
          </table:table-cell>
          <table:table-cell office:value-type="float" office:value="900851.5" calcext:value-type="float">
            <text:p>900851.5</text:p>
          </table:table-cell>
          <table:table-cell office:value-type="float" office:value="0.0528473518788815" calcext:value-type="float">
            <text:p>0.052847351878882</text:p>
          </table:table-cell>
          <table:table-cell office:value-type="float" office:value="3392" calcext:value-type="float">
            <text:p>3392</text:p>
          </table:table-cell>
          <table:table-cell office:value-type="float" office:value="129.33658695221" calcext:value-type="float">
            <text:p>129.33658695221</text:p>
          </table:table-cell>
          <table:table-cell table:style-name="ce1" office:value-type="string" calcext:value-type="string">
            <text:p>7_J_exp8</text:p>
          </table:table-cell>
          <table:table-cell table:style-name="ce1" office:value-type="string" calcext:value-type="string">
            <text:p>7_J.v1.l1.ds0.l_combo6.ds_combo1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211638566106558" calcext:value-type="float">
            <text:p>0.021163856610656</text:p>
          </table:table-cell>
          <table:table-cell office:value-type="float" office:value="0.0211638584733009" calcext:value-type="float">
            <text:p>0.021163858473301</text:p>
          </table:table-cell>
          <table:table-cell office:value-type="float" office:value="1079639.5" calcext:value-type="float">
            <text:p>1079639.5</text:p>
          </table:table-cell>
          <table:table-cell office:value-type="float" office:value="0.105971954762936" calcext:value-type="float">
            <text:p>0.105971954762936</text:p>
          </table:table-cell>
          <table:table-cell office:value-type="float" office:value="3354" calcext:value-type="float">
            <text:p>3354</text:p>
          </table:table-cell>
          <table:table-cell office:value-type="float" office:value="137.346623420715" calcext:value-type="float">
            <text:p>137.346623420715</text:p>
          </table:table-cell>
          <table:table-cell office:value-type="string" calcext:value-type="string">
            <text:p>7_J_exp8</text:p>
          </table:table-cell>
          <table:table-cell office:value-type="string" calcext:value-type="string">
            <text:p>7_J.v1.l1.ds0.l_combo5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98798599094153" calcext:value-type="float">
            <text:p>0.005987985990942</text:p>
          </table:table-cell>
          <table:table-cell office:value-type="float" office:value="903650.75" calcext:value-type="float">
            <text:p>903650.75</text:p>
          </table:table-cell>
          <table:table-cell office:value-type="float" office:value="0.0504077039659023" calcext:value-type="float">
            <text:p>0.050407703965902</text:p>
          </table:table-cell>
          <table:table-cell office:value-type="float" office:value="3362" calcext:value-type="float">
            <text:p>3362</text:p>
          </table:table-cell>
          <table:table-cell office:value-type="float" office:value="94.3180341720581" calcext:value-type="float">
            <text:p>94.3180341720581</text:p>
          </table:table-cell>
          <table:table-cell table:style-name="ce1" office:value-type="string" calcext:value-type="string">
            <text:p>7_V_exp64</text:p>
          </table:table-cell>
          <table:table-cell table:style-name="ce1" office:value-type="string" calcext:value-type="string">
            <text:p>7_V.v1.l1.ds0.l_combo6.ds_combo1.idays60.odays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204780232161284" calcext:value-type="float">
            <text:p>0.020478023216128</text:p>
          </table:table-cell>
          <table:table-cell office:value-type="float" office:value="0.0204780250787735" calcext:value-type="float">
            <text:p>0.020478025078774</text:p>
          </table:table-cell>
          <table:table-cell office:value-type="float" office:value="279412.78125" calcext:value-type="float">
            <text:p>279412.78125</text:p>
          </table:table-cell>
          <table:table-cell office:value-type="float" office:value="0.102221518754959" calcext:value-type="float">
            <text:p>0.102221518754959</text:p>
          </table:table-cell>
          <table:table-cell office:value-type="float" office:value="2056" calcext:value-type="float">
            <text:p>2056</text:p>
          </table:table-cell>
          <table:table-cell office:value-type="float" office:value="75.6563181877136" calcext:value-type="float">
            <text:p>75.6563181877136</text:p>
          </table:table-cell>
          <table:table-cell office:value-type="string" calcext:value-type="string">
            <text:p>7_V_exp8</text:p>
          </table:table-cell>
          <table:table-cell office:value-type="string" calcext:value-type="string">
            <text:p>7_V.v1.l1.ds0.l_combo10.ds_combo1.idays30.odays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59:05.632498601</dc:date>
    <meta:editing-duration>PT1M1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